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9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116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ited by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owerData</text:p>
          </table:table-cell>
          <table:table-cell office:value-type="string" calcext:value-type="string">
            <text:p>\cite{zhong2016self}</text:p>
          </table:table-cell>
          <table:table-cell office:value-type="string" calcext:value-type="string">
            <text:p><text:a xlink:href="http://symbolicregression.com/sites/default/files/DataSets/towerData.txt" xlink:type="simple">http://symbolicregression.com/sites/default/files/DataSets/towerData.txt</text:a></text:p>
          </table:table-cell>
          <table:table-cell/>
        </table:table-row>
        <table:table-row table:style-name="ro1">
          <table:table-cell office:value-type="string" calcext:value-type="string">
            <text:p>Toxicity (LD50)</text:p>
          </table:table-cell>
          <table:table-cell office:value-type="string" calcext:value-type="string">
            <text:p>\cie{chen2017feature}</text:p>
          </table:table-cell>
          <table:table-cell office:value-type="string" calcext:value-type="string">
            <text:p><text:a xlink:href="http://personal.disco.unimib.it/Vanneschi/toxicity.txt" xlink:type="simple">http://personal.disco.unimib.it/Vanneschi/toxicity.txt</text:a></text:p>
          </table:table-cell>
          <table:table-cell/>
        </table:table-row>
        <table:table-row table:style-name="ro2">
          <table:table-cell office:value-type="string" calcext:value-type="string">
            <text:p>Communities and Crime unnormalized (CCun) </text:p>
          </table:table-cell>
          <table:table-cell office:value-type="string" calcext:value-type="string">
            <text:p>\cie{chen2017feature}</text:p>
          </table:table-cell>
          <table:table-cell table:style-name="ce1" office:value-type="string" calcext:value-type="string" table:number-columns-spanned="1" table:number-rows-spanned="2">
            <text:p><text:a xlink:href="http://archive.ics.uci.edu/ml/machine-learning-databases/00211/CommViolPredUnnormalizedData.txt" xlink:type="simple">http://archive.ics.uci.edu/ml/machine-learning-databases/00211/CommViolPredUnnormalizedData.txt</text:a></text:p>
          </table:table-cell>
          <table:table-cell office:value-type="string" calcext:value-type="string">
            <text:p>Discard the first 5 features, since they are non-predictive features.</text:p>
            <text:p>From the 18 potential goal/target, we only interested in “ViolentCrimesPerPop” and discard the other 17 features.</text:p>
            <text:p>Use a simple imputation method (set the missing value to be the mean value of the feature) for instances where the feature values are missing,</text:p>
            <text:p>Discard the instances where the target value is missing.</text:p>
          </table:table-cell>
        </table:table-row>
        <table:table-row table:style-name="ro1">
          <table:table-cell office:value-type="string" calcext:value-type="string">
            <text:p>Communities and Crime normalized (CCn) </text:p>
          </table:table-cell>
          <table:table-cell office:value-type="string" calcext:value-type="string">
            <text:p>\cie{chen2017feature}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ffuse large-B-cell lymphoma (DLBCL)</text:p>
          </table:table-cell>
          <table:table-cell office:value-type="string" calcext:value-type="string">
            <text:p>\cie{chen2017feature}</text:p>
          </table:table-cell>
          <table:table-cell office:value-type="string" calcext:value-type="string">
            <text:p><text:a xlink:href="https://llmpp.nih.gov/DLBCL/DLBCL_patient_data_NEW.txt" xlink:type="simple">https://llmpp.nih.gov/DLBCL/DLBCL_patient_data_NEW.txt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1:07:07.93165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2:26.794365352</meta:creation-date>
    <dc:date>2017-12-14T10:52:11.673285079</dc:date>
    <meta:editing-duration>PT14H17M15S</meta:editing-duration>
    <meta:editing-cycles>6</meta:editing-cycles>
    <meta:generator>LibreOffice/5.3.5.2$Linux_X86_64 LibreOffice_project/50d9bf2b0a79cdb85a3814b592608037a682059d</meta:generator>
    <meta:document-statistic meta:table-count="1" meta:cell-count="19" meta:object-count="0"/>
  </office:meta>
</office:document-meta>
</file>